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4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98.23" calcext:value-type="float">
            <text:p>98.2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3" calcext:value-type="float">
            <text:p>113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9.18" calcext:value-type="float">
            <text:p>99.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bs-lisp-evaluate-bool.adb</text:p>
          </table:table-cell>
          <table:table-cell/>
          <table:table-cell table:formula="of:=ROUND([.B3]*[.A3]/100; 0)" office:value-type="float" office:value="121" calcext:value-type="float">
            <text:p>121</text:p>
          </table:table-cell>
          <table:table-cell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bs-lisp-evaluate-char.adb</text:p>
          </table:table-cell>
          <table:table-cell/>
          <table:table-cell table:formula="of:=ROUND([.B4]*[.A4]/100; 0)" office:value-type="float" office:value="98" calcext:value-type="float">
            <text:p>98</text:p>
          </table:table-cell>
          <table:table-cell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.92" calcext:value-type="float">
            <text:p>97.9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6" calcext:value-type="float">
            <text:p>146</text:p>
          </table:table-cell>
          <table:table-cell table:formula="of:=[.B5]-[.E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0.86" calcext:value-type="float">
            <text:p>80.8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171" calcext:value-type="float">
            <text:p>171</text:p>
          </table:table-cell>
          <table:table-cell table:formula="of:=[.B6]-[.E6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2.86" calcext:value-type="float">
            <text:p>92.8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1" calcext:value-type="float">
            <text:p>31</text:p>
          </table:table-cell>
          <table:table-cell table:formula="of:=[.B7]-[.E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20" calcext:value-type="float">
            <text:p>20</text:p>
          </table:table-cell>
          <table:table-cell table:formula="of:=[.B8]-[.E8]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65.14" calcext:value-type="float">
            <text:p>65.1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15" calcext:value-type="float">
            <text:p>115</text:p>
          </table:table-cell>
          <table:table-cell table:formula="of:=[.B9]-[.E9]" office:value-type="float" office:value="61" calcext:value-type="float">
            <text:p>61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bs-lisp-evaluate-math.adb</text:p>
          </table:table-cell>
          <table:table-cell/>
          <table:table-cell table:formula="of:=ROUND([.B10]*[.A10]/100; 0)" office:value-type="float" office:value="57" calcext:value-type="float">
            <text:p>57</text:p>
          </table:table-cell>
          <table:table-cell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4.07" calcext:value-type="float">
            <text:p>74.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0" calcext:value-type="float">
            <text:p>40</text:p>
          </table:table-cell>
          <table:table-cell table:formula="of:=[.B12]-[.E1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98.8" calcext:value-type="float">
            <text:p>98.8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bs-lisp-evaluate-pred.adb</text:p>
          </table:table-cell>
          <table:table-cell/>
          <table:table-cell table:formula="of:=ROUND([.B13]*[.A13]/100; 0)" office:value-type="float" office:value="164" calcext:value-type="float">
            <text:p>164</text:p>
          </table:table-cell>
          <table:table-cell table:formula="of:=[.B13]-[.E1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3.32" calcext:value-type="float">
            <text:p>63.3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231" calcext:value-type="float">
            <text:p>231</text:p>
          </table:table-cell>
          <table:table-cell table:formula="of:=[.B14]-[.E14]"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70.2" calcext:value-type="float">
            <text:p>70.2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186" calcext:value-type="float">
            <text:p>186</text:p>
          </table:table-cell>
          <table:table-cell table:formula="of:=[.B15]-[.E15]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74.86" calcext:value-type="float">
            <text:p>74.86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38" calcext:value-type="float">
            <text:p>138</text:p>
          </table:table-cell>
          <table:table-cell table:formula="of:=[.B16]-[.E16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92.39" calcext:value-type="float">
            <text:p>92.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96" calcext:value-type="float">
            <text:p>96</text:p>
          </table:table-cell>
          <table:table-cell table:formula="of:=[.B17]-[.E17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8.99" calcext:value-type="float">
            <text:p>88.9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17" calcext:value-type="float">
            <text:p>117</text:p>
          </table:table-cell>
          <table:table-cell table:formula="of:=[.B18]-[.E18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7.51" calcext:value-type="float">
            <text:p>67.51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46" calcext:value-type="float">
            <text:p>246</text:p>
          </table:table-cell>
          <table:table-cell table:formula="of:=[.B19]-[.E19]" office:value-type="float" office:value="119" calcext:value-type="float">
            <text:p>119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bs-lisp-stack.ads</text:p>
          </table:table-cell>
          <table:table-cell/>
          <table:table-cell table:formula="of:=ROUND([.B20]*[.A20]/100; 0)" office:value-type="float" office:value="3" calcext:value-type="float">
            <text:p>3</text:p>
          </table:table-cell>
          <table:table-cell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.39" calcext:value-type="float">
            <text:p>58.3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105" calcext:value-type="float">
            <text:p>105</text:p>
          </table:table-cell>
          <table:table-cell table:formula="of:=[.B21]-[.E21]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2.92" calcext:value-type="float">
            <text:p>72.9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56" calcext:value-type="float">
            <text:p>156</text:p>
          </table:table-cell>
          <table:table-cell table:formula="of:=[.B22]-[.E22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82.35" calcext:value-type="float">
            <text:p>82.3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9" calcext:value-type="float">
            <text:p>79</text:p>
          </table:table-cell>
          <table:table-cell table:formula="of:=[.B23]-[.E23]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bs-lisp.ads</text:p>
          </table:table-cell>
          <table:table-cell/>
          <table:table-cell table:formula="of:=ROUND([.B24]*[.A24]/100; 0)" office:value-type="float" office:value="4" calcext:value-type="float">
            <text:p>4</text:p>
          </table:table-cell>
          <table:table-cell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.68" calcext:value-type="float">
            <text:p>64.68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43" calcext:value-type="float">
            <text:p>343</text:p>
          </table:table-cell>
          <table:table-cell table:formula="of:=[.B25]-[.E25]" office:value-type="float" office:value="188" calcext:value-type="float">
            <text:p>188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sp.adb</text:p>
          </table:table-cell>
          <table:table-cell/>
          <table:table-cell table:formula="of:=ROUND([.B26]*[.A26]/100; 0)" office:value-type="float" office:value="5" calcext:value-type="float">
            <text:p>5</text:p>
          </table:table-cell>
          <table:table-cell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.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_line.adb</text:p>
          </table:table-cell>
          <table:table-cell/>
          <table:table-cell table:formula="of:=ROUND([.B27]*[.A27]/100; 0)" office:value-type="float" office:value="3" calcext:value-type="float">
            <text:p>3</text:p>
          </table:table-cell>
          <table:table-cell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75.28" calcext:value-type="float">
            <text:p>75.28</text:p>
          </table:table-cell>
          <table:table-cell table:formula="of:=SUM([.B2:.B27])" office:value-type="float" office:value="3875" calcext:value-type="float">
            <text:p>3875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2917" calcext:value-type="float">
            <text:p>2917</text:p>
          </table:table-cell>
          <table:table-cell table:formula="of:=[.B29]-[.E29]" office:value-type="float" office:value="958" calcext:value-type="float">
            <text:p>958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08:16:19.147459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12T13:44:32.518233229</dc:date>
    <dc:creator>Brent Seidel</dc:creator>
    <meta:editing-duration>PT8H47M8S</meta:editing-duration>
    <meta:editing-cycles>9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